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068cm"/>
    </style:style>
    <style:style style:name="ro2" style:family="table-row">
      <style:table-row-properties style:row-height="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tulo 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ntenido de la página 1</text:p>
          </draw:text-box>
        </draw:frame>
        <draw:frame draw:style-name="standard" draw:layer="layout" svg:width="14.098cm" svg:height="3.067cm" svg:x="7.025cm" svg:y="8.5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Z1</text:p>
              </table:table-cell>
              <table:table-cell>
                <text:p>z2</text:p>
              </table:table-cell>
              <table:table-cell>
                <text:p>Z3</text:p>
              </table:table-cell>
              <table:table-cell>
                <text:p>Z4</text:p>
              </table:table-cell>
              <table:table-cell>
                <text:p>Z5</text:p>
              </table:table-cell>
            </table:table-row>
            <table:table-row table:style-name="ro2" table:default-cell-style-name="gray2">
              <table:table-cell>
                <text:p>Contenido 1</text:p>
              </table:table-cell>
              <table:table-cell>
                <text:p>Contenido 2</text:p>
              </table:table-cell>
              <table:table-cell>
                <text:p>Contenido 3</text:p>
              </table:table-cell>
              <table:table-cell>
                <text:p>Contenido 4</text:p>
              </table:table-cell>
              <table:table-cell>
                <text:p>Contenido 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tulo 2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sto es una prueb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Velez</meta:initial-creator>
    <meta:creation-date>2016-06-11T13:57:56.452463743</meta:creation-date>
    <dc:date>2016-06-11T14:04:17.988807718</dc:date>
    <dc:creator>Manuel Velez</dc:creator>
    <meta:editing-duration>PT6M20S</meta:editing-duration>
    <meta:editing-cycles>4</meta:editing-cycles>
    <meta:generator>LibreOffice/5.1.3.2$Linux_X86_64 LibreOffice_project/10m0$Build-2</meta:generator>
    <meta:document-statistic meta:object-count="30"/>
  </office:meta>
</office:document-meta>
</file>